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</office:font-face-decls>
  <office:automatic-styles>
    <style:style style:name="P1" style:family="paragraph" style:parent-style-name="Standard">
      <style:text-properties officeooo:rsid="001aa88b" officeooo:paragraph-rsid="001aa88b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11.25pt" fo:letter-spacing="normal" fo:font-style="normal" fo:font-weight="normal" loext:padding="0cm" loext:border="none"/>
    </style:style>
    <style:style style:name="P3" style:family="paragraph" style:parent-style-name="Standard">
      <style:text-properties fo:font-variant="normal" fo:text-transform="none" fo:color="#000000" loext:opacity="100%" style:font-name="Segoe UI" fo:font-size="11.25pt" fo:letter-spacing="normal" fo:font-style="normal" fo:font-weight="normal" officeooo:rsid="001aa88b" officeooo:paragraph-rsid="001aa88b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des mails.</text:p>
      <text:p text:style-name="P1"/>
      <text:p text:style-name="P3">Salut,</text:p>
      <text:p text:style-name="P2"/>
      <text:p text:style-name="P2">Et je pensais ajouter une photo de moi dans la section qui suis je.</text:p>
      <text:p text:style-name="P1"/>
      <text:p text:style-name="P1"/>
      <text:p text:style-name="P3">Sans abuser ci-joint le logo (avec et sans le fond) que j'ai retravaillé avec Marion.</text:p>
      <text:p text:style-name="P2">Si tu peux l'intégrer dans le site, et du coup je te met aussi le visuel de ma carte de visite (par définitive j'ai toujours pas le bon numéro de tel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4:01:41.614000000</meta:creation-date>
    <dc:date>2025-02-08T14:03:48.253000000</dc:date>
    <meta:editing-duration>PT2M7S</meta:editing-duration>
    <meta:editing-cycles>1</meta:editing-cycles>
    <meta:document-statistic meta:table-count="0" meta:image-count="0" meta:object-count="0" meta:page-count="1" meta:paragraph-count="5" meta:word-count="64" meta:character-count="324" meta:non-whitespace-character-count="265"/>
    <meta:generator>LibreOffice/24.2.7.2$Windows_X86_64 LibreOffice_project/ee3885777aa7032db5a9b65deec9457448a91162</meta:generator>
  </office:meta>
</office:document-meta>
</file>